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akAwareNettyDataBufferFactory.join( List &lt; ? extends DataBuffer &gt; dataBuff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kAwareNettyDataBufferFactory.recordHint( DataBuffer 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akAwareNettyDataBufferFactory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kAwareNettyDataBufferFactory.allocateBuffer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kAwareNettyDataBufferFactory.LeakAwareNettyDataBufferFactory( ByteBufAllocator byteBufAl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kAwareNettyDataBufferFactory.allocate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akAwareNettyDataBufferFactory.checkForLeaks( Duration dura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eakAwareNettyDataBufferFactory.wrap( ByteBuf byteBu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eakAwareNettyDataBufferFactory.DataBufferLeakInfo( DataBuffer dataBuffer , AssertionError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